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179cm" fo:min-width="2.294cm" draw:shadow="visible"/>
      <style:paragraph-properties style:writing-mode="lr-tb"/>
    </style:style>
    <style:style style:name="gr2" style:family="graphic" style:parent-style-name="objectwithoutfill">
      <style:graphic-properties draw:fill="solid" draw:textarea-vertical-align="middle" draw:shadow="visible"/>
    </style:style>
    <style:style style:name="gr3" style:family="graphic" style:parent-style-name="objectwithoutfill">
      <style:graphic-properties draw:fill="solid" draw:textarea-vertical-align="middle" draw:shadow="visibl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164cm" fo:min-width="0cm" draw:shadow="visib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text-line-through-style="solid" style:text-line-through-type="single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2.794cm" svg:height="3.429cm" svg:x="1.381cm" svg:y="6.461cm">
          <text:p text:style-name="P1"><text:span text:style-name="T1">Profile</text:span></text:p>
          <text:p text:style-name="P1"><text:span text:style-name="T2">--CreationDate</text:span></text:p>
          <text:p text:style-name="P1"><text:span text:style-name="T2">--LastUpdate</text:span></text:p>
          <text:p text:style-name="P1"><text:span text:style-name="T2">--user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2.794cm" svg:height="3.429cm" svg:x="1.381cm" svg:y="1.381cm">
          <text:p text:style-name="P1"><text:span text:style-name="T1">User</text:span></text:p>
          <text:list text:style-name="L1">
            <text:list-item>
              <text:p text:style-name="P1"><text:span text:style-name="T1">F-name</text:span></text:p>
            </text:list-item>
            <text:list-item>
              <text:p text:style-name="P1"><text:span text:style-name="T1">L-name</text:span></text:p>
            </text:list-item>
            <text:list-item>
              <text:p text:style-name="P1"><text:span text:style-name="T1">Address</text:span></text:p>
            </text:list-item>
            <text:list-item>
              <text:p text:style-name="P1"><text:span text:style-name="T1">DOB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794cm" svg:height="3.429cm" svg:x="8.62cm" svg:y="1.127cm">
          <text:p text:style-name="P1"><text:span text:style-name="T1">Account</text:span></text:p>
          <text:p text:style-name="P1"><text:span text:style-name="T1">--AccountNumb</text:span></text:p>
          <text:p text:style-name="P1"><text:span text:style-name="T1">--openDate</text:span></text:p>
          <text:p text:style-name="P1"><text:span text:style-name="T1">--status</text:span></text:p>
          <text:p text:style-name="P1"><text:span text:style-name="T1">--balance(sum all pigs)</text:span></text:p>
          <text:p text:style-name="P1"><text:span text:style-name="T1">--lastUpdate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794cm" svg:height="3.429cm" svg:x="17.002cm" svg:y="1.254cm">
          <text:p text:style-name="P1"><text:span text:style-name="T1">Bank Account</text:span></text:p>
          <text:p text:style-name="P1"><text:span text:style-name="T1">--institutionName</text:span></text:p>
          <text:p text:style-name="P1"><text:span text:style-name="T1">--linkedDate</text:span></text:p>
          <text:p text:style-name="P1"><text:span text:style-name="T1">--statu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2.794cm" svg:height="3.429cm" svg:x="17.256cm" svg:y="11.541cm">
          <text:p text:style-name="P1"><text:span text:style-name="T1">Peer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4.175cm" svg:y1="3.095cm" svg:x2="8.62cm" svg:y2="2.841cm" draw:start-shape="id1" draw:end-shape="id2" svg:d="M4175 3095l4445-254" svg:viewBox="0 0 4446 255">
          <text:p/>
        </draw:connector>
        <draw:connector draw:style-name="gr2" draw:text-style-name="P2" draw:layer="layout" draw:type="line" svg:x1="11.414cm" svg:y1="2.841cm" svg:x2="17.002cm" svg:y2="2.968cm" draw:start-shape="id2" draw:end-shape="id3" svg:d="M11414 2841l5588 127" svg:viewBox="0 0 5589 128">
          <text:p/>
        </draw:connector>
        <draw:connector draw:style-name="gr2" draw:text-style-name="P2" draw:layer="layout" draw:type="line" svg:x1="2.778cm" svg:y1="4.81cm" svg:x2="2.778cm" svg:y2="6.461cm" draw:start-shape="id1" draw:end-shape="id4" svg:d="M2778 4810v1651" svg:viewBox="0 0 1 1652">
          <text:p/>
        </draw:connector>
        <draw:connector draw:style-name="gr3" draw:text-style-name="P2" draw:layer="layout" draw:type="line" svg:x1="2.778cm" svg:y1="4.81cm" svg:x2="17.256cm" svg:y2="13.255cm" draw:start-shape="id1" draw:end-shape="id5" draw:end-glue-point="3" svg:d="M2778 4810l14478 8445" svg:viewBox="0 0 14479 8446">
          <text:p/>
        </draw:connector>
        <draw:custom-shape draw:style-name="gr1" draw:text-style-name="P1" xml:id="id6" draw:id="id6" draw:layer="layout" svg:width="2.794cm" svg:height="3.429cm" svg:x="17.129cm" svg:y="5.953cm">
          <text:p text:style-name="P1"><text:span text:style-name="T1">Login details</text:span></text:p>
          <text:p text:style-name="P1"><text:span text:style-name="T1">--password(encrypted)</text:span></text:p>
          <text:p text:style-name="P1"><text:span text:style-name="T1">--lastUpdate</text:span></text:p>
          <text:p text:style-name="P1"><text:span text:style-name="T1">--previousDetail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2.778cm" svg:y1="4.81cm" svg:x2="18.526cm" svg:y2="5.953cm" draw:start-shape="id1" draw:end-shape="id6" svg:d="M2778 4810l15748 1143" svg:viewBox="0 0 15749 1144">
          <text:p/>
        </draw:connector>
        <draw:custom-shape draw:style-name="gr1" draw:text-style-name="P1" xml:id="id7" draw:id="id7" draw:layer="layout" svg:width="2.794cm" svg:height="3.429cm" svg:x="12.938cm" svg:y="6.334cm">
          <text:p text:style-name="P1"><text:span text:style-name="T1">Account Goals</text:span></text:p>
          <text:p text:style-name="P1"><text:span text:style-name="T1">--Name</text:span></text:p>
          <text:p text:style-name="P1"><text:span text:style-name="T1">--status</text:span></text:p>
          <text:p text:style-name="P1"><text:span text:style-name="T1">--balance ??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0.017cm" svg:y1="4.556cm" svg:x2="14.335cm" svg:y2="6.334cm" draw:start-shape="id2" draw:end-shape="id7" svg:d="M10017 4556l4318 1778" svg:viewBox="0 0 4319 1779">
          <text:p/>
        </draw:connector>
        <draw:custom-shape draw:style-name="gr1" draw:text-style-name="P1" xml:id="id8" draw:id="id8" draw:layer="layout" svg:width="2.794cm" svg:height="3.429cm" svg:x="9.128cm" svg:y="8.493cm">
          <text:p text:style-name="P1"><text:span text:style-name="T1">Account Event</text:span></text:p>
          <text:p text:style-name="P1"><text:span text:style-name="T1">--eventType</text:span></text:p>
          <text:p text:style-name="P1"><text:span text:style-name="T1">--eventName</text:span></text:p>
          <text:p text:style-name="P1"><text:span text:style-name="T1">--eventDate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0.017cm" svg:y1="4.556cm" svg:x2="10.525cm" svg:y2="8.493cm" draw:start-shape="id2" draw:end-shape="id8" svg:d="M10017 4556l508 3937" svg:viewBox="0 0 509 3938">
          <text:p/>
        </draw:connector>
        <draw:custom-shape draw:style-name="gr1" draw:text-style-name="P1" xml:id="id9" draw:id="id9" draw:layer="layout" svg:width="2.794cm" svg:height="3.429cm" svg:x="5.191cm" svg:y="6.334cm">
          <text:p text:style-name="P1"><text:span text:style-name="T1">Pig</text:span></text:p>
          <text:p text:style-name="P1"><text:span text:style-name="T1">--name</text:span></text:p>
          <text:p text:style-name="P1"><text:span text:style-name="T1">--status</text:span></text:p>
          <text:p text:style-name="P1"><text:span text:style-name="T1">--balance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6.588cm" svg:y1="6.334cm" svg:x2="10.017cm" svg:y2="4.556cm" draw:start-shape="id9" draw:end-shape="id2" svg:d="M6588 6334l3429-1778" svg:viewBox="0 0 3430 1779">
          <text:p/>
        </draw:connector>
        <draw:custom-shape draw:style-name="gr1" draw:text-style-name="P1" xml:id="id10" draw:id="id10" draw:layer="layout" svg:width="2.794cm" svg:height="3.429cm" svg:x="1.381cm" svg:y="12.684cm">
          <text:p text:style-name="P1"><text:span text:style-name="T1">Outside SM </text:span></text:p>
          <text:p text:style-name="P1"><text:span text:style-name="T1">Account</text:span></text:p>
          <text:p text:style-name="P1"><text:span text:style-name="T1">--source</text:span></text:p>
          <text:p text:style-name="P1"><text:span text:style-name="T1">--linkdate</text:span></text:p>
          <text:p text:style-name="P1"><text:span text:style-name="T1">--lastUpdate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2.778cm" svg:y1="4.81cm" svg:x2="2.778cm" svg:y2="12.684cm" draw:start-shape="id1" draw:end-shape="id10" svg:d="M2778 4810v7874" svg:viewBox="0 0 1 7875">
          <text:p/>
        </draw:connector>
        <draw:connector draw:style-name="gr3" draw:text-style-name="P2" draw:layer="layout" draw:type="line" svg:x1="10.017cm" svg:y1="4.556cm" svg:x2="2.778cm" svg:y2="12.684cm" draw:start-shape="id2" draw:end-shape="id10" svg:d="M10017 4556l-7239 8128" svg:viewBox="0 0 7240 8129">
          <text:p text:style-name="P1"/>
        </draw:connector>
      </draw:page>
      <draw:page draw:name="page2" draw:style-name="dp1" draw:master-page-name="Default">
        <draw:frame draw:style-name="gr4" draw:text-style-name="P3" draw:layer="layout" svg:width="16.383cm" svg:height="15.893cm" svg:x="2.397cm" svg:y="1.381cm">
          <draw:text-box>
            <text:p>Use Case Scenarios:</text:p>
            <text:p>User-Model</text:p>
            <text:p>1. User logs in</text:p>
            <text:p>2. User logs out</text:p>
            <text:p>3. User creates account</text:p>
            <text:p>4. User Links bank account</text:p>
            <text:p>5. User creates profile</text:p>
            <text:p>6. User invites peers to account</text:p>
            <text:p>7. User shares account details with peer</text:p>
            <text:p>8. User shares profile details with peer</text:p>
            <text:p>9. User create multiple accounts</text:p>
            <text:p>10. User deletes account</text:p>
            <text:p>11. User changes login details(password reset,etc.)</text:p>
            <text:p>12. User edits profile details</text:p>
            <text:p>13. User blocks peer</text:p>
            <text:p>14. User deletes peer from followers</text:p>
            <text:p>15. User unlinks bank account</text:p>
            <text:p>16. User creates a pig</text:p>
            <text:p>17. User creates an event</text:p>
            <text:p>18. User crates an account goal</text:p>
            <text:p>19. User breaks pig (event)</text:p>
            <text:p>20. Push notification to social media accn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18:10:59.020534520</meta:creation-date>
    <dc:date>2021-03-16T18:55:58.195180590</dc:date>
    <meta:editing-duration>PT18M38S</meta:editing-duration>
    <meta:editing-cycles>10</meta:editing-cycles>
    <meta:generator>LibreOffice/6.4.6.2$Linux_X86_64 LibreOffice_project/40$Build-2</meta:generator>
    <meta:document-statistic meta:object-count="21"/>
  </office:meta>
</office:document-meta>
</file>